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subtitle">
      <style:graphic-properties draw:fill-color="#ffffff" draw:auto-grow-height="true" fo:min-height="9.5cm" loext:decorative="false"/>
      <style:paragraph-properties style:writing-mode="lr-tb"/>
    </style:style>
    <style:style style:name="pr3" style:family="presentation" style:parent-style-name="Forestbird-notes">
      <style:graphic-properties draw:fill-color="#ffffff" draw:auto-grow-height="true" fo:min-height="1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outline1">
      <style:graphic-properties fo:min-height="11.929cm" loext:decorative="false"/>
      <style:paragraph-properties style:writing-mode="lr-tb"/>
    </style:style>
    <style:style style:name="pr6" style:family="presentation" style:parent-style-name="Forestbird1-notes">
      <style:graphic-properties draw:fill-color="#ffffff" draw:auto-grow-height="true" fo:min-height="14cm" loext:decorative="false"/>
      <style:paragraph-properties style:writing-mode="lr-tb"/>
    </style:style>
    <style:style style:name="pr7" style:family="presentation" style:parent-style-name="Forestbird2-title">
      <style:graphic-properties draw:auto-grow-height="true" fo:min-height="2.5cm" loext:decorative="false"/>
      <style:paragraph-properties style:writing-mode="lr-tb"/>
    </style:style>
    <style:style style:name="pr8" style:family="presentation" style:parent-style-name="Forestbird2-outline1">
      <style:graphic-properties fo:min-height="12cm" loext:decorative="false"/>
      <style:paragraph-properties style:writing-mode="lr-tb"/>
    </style:style>
    <style:style style:name="pr9" style:family="presentation" style:parent-style-name="Forestbird2-notes">
      <style:graphic-properties draw:fill-color="#ffffff" draw:auto-grow-height="true" fo:min-height="14cm" loext:decorative="false"/>
      <style:paragraph-properties style:writing-mode="lr-tb"/>
    </style:style>
    <style:style style:name="pr10" style:family="presentation" style:parent-style-name="Forestbird3-title">
      <style:graphic-properties draw:auto-grow-height="true" fo:min-height="2.5cm" loext:decorative="false"/>
      <style:paragraph-properties style:writing-mode="lr-tb"/>
    </style:style>
    <style:style style:name="pr11" style:family="presentation" style:parent-style-name="Forestbird3-outline1">
      <style:graphic-properties fo:min-height="12cm" loext:decorative="false"/>
      <style:paragraph-properties style:writing-mode="lr-tb"/>
    </style:style>
    <style:style style:name="pr12" style:family="presentation" style:parent-style-name="Forestbird3-notes">
      <style:graphic-properties draw:fill-color="#ffffff" draw:auto-grow-height="true" fo:min-height="14cm" loext:decorative="false"/>
      <style:paragraph-properties style:writing-mode="lr-tb"/>
    </style:style>
    <style:style style:name="pr13" style:family="presentation" style:parent-style-name="Forestbird3_5f_-title">
      <style:graphic-properties draw:auto-grow-height="true" fo:min-height="2.5cm" loext:decorative="false"/>
      <style:paragraph-properties style:writing-mode="lr-tb"/>
    </style:style>
    <style:style style:name="pr14" style:family="presentation" style:parent-style-name="Forestbird3_5f_-outline1">
      <style:graphic-properties fo:min-height="12cm" loext:decorative="false"/>
      <style:paragraph-properties style:writing-mode="lr-tb"/>
    </style:style>
    <style:style style:name="pr15" style:family="presentation" style:parent-style-name="Forestbird3_5f_-notes">
      <style:graphic-properties draw:fill-color="#ffffff" draw:auto-grow-height="true" fo:min-height="14cm" loext:decorative="false"/>
      <style:paragraph-properties style:writing-mode="lr-tb"/>
    </style:style>
    <style:style style:name="pr16" style:family="presentation" style:parent-style-name="Forestbird3_5f__5f_-title">
      <style:graphic-properties draw:auto-grow-height="true" fo:min-height="2.5cm" loext:decorative="false"/>
      <style:paragraph-properties style:writing-mode="lr-tb"/>
    </style:style>
    <style:style style:name="pr17" style:family="presentation" style:parent-style-name="Forestbird3_5f__5f_-outline1">
      <style:graphic-properties fo:min-height="12cm" loext:decorative="false"/>
      <style:paragraph-properties style:writing-mode="lr-tb"/>
    </style:style>
    <style:style style:name="pr18" style:family="presentation" style:parent-style-name="Forestbird3_5f__5f_-notes">
      <style:graphic-properties draw:fill-color="#ffffff" draw:auto-grow-height="true" fo:min-height="14cm" loext:decorative="false"/>
      <style:paragraph-properties style:writing-mode="lr-tb"/>
    </style:style>
    <style:style style:name="pr19" style:family="presentation" style:parent-style-name="Forestbird3_5f__5f__5f_-title">
      <style:graphic-properties draw:auto-grow-height="true" fo:min-height="2.5cm" loext:decorative="false"/>
      <style:paragraph-properties style:writing-mode="lr-tb"/>
    </style:style>
    <style:style style:name="pr20" style:family="presentation" style:parent-style-name="Forestbird3_5f__5f__5f_-outline1">
      <style:graphic-properties fo:min-height="12cm" loext:decorative="false"/>
      <style:paragraph-properties style:writing-mode="lr-tb"/>
    </style:style>
    <style:style style:name="pr21" style:family="presentation" style:parent-style-name="Forestbird3_5f__5f__5f_-notes">
      <style:graphic-properties draw:fill-color="#ffffff" draw:auto-grow-height="true" fo:min-height="14cm" loext:decorative="false"/>
      <style:paragraph-properties style:writing-mode="lr-tb"/>
    </style:style>
    <style:style style:name="pr22" style:family="presentation" style:parent-style-name="Forestbird3_5f__5f__5f__5f_-title">
      <style:graphic-properties draw:auto-grow-height="true" fo:min-height="2.5cm" loext:decorative="false"/>
      <style:paragraph-properties style:writing-mode="lr-tb"/>
    </style:style>
    <style:style style:name="pr23" style:family="presentation" style:parent-style-name="Forestbird3_5f__5f__5f__5f_-outline1">
      <style:graphic-properties fo:min-height="12cm" loext:decorative="false"/>
      <style:paragraph-properties style:writing-mode="lr-tb"/>
    </style:style>
    <style:style style:name="pr24" style:family="presentation" style:parent-style-name="Forestbird3_5f__5f__5f__5f_-notes">
      <style:graphic-properties draw:fill-color="#ffffff" draw:auto-grow-height="true" fo:min-height="14cm" loext:decorative="false"/>
      <style:paragraph-properties style:writing-mode="lr-tb"/>
    </style:style>
    <style:style style:name="pr25" style:family="presentation" style:parent-style-name="Forestbird3_5f__5f__5f__5f__5f_-title">
      <style:graphic-properties draw:auto-grow-height="true" fo:min-height="2.5cm" loext:decorative="false"/>
      <style:paragraph-properties style:writing-mode="lr-tb"/>
    </style:style>
    <style:style style:name="pr26" style:family="presentation" style:parent-style-name="Forestbird3_5f__5f__5f__5f__5f_-outline1">
      <style:graphic-properties fo:min-height="12cm" loext:decorative="false"/>
      <style:paragraph-properties style:writing-mode="lr-tb"/>
    </style:style>
    <style:style style:name="pr27" style:family="presentation" style:parent-style-name="Forestbird3_5f__5f__5f__5f__5f_-notes">
      <style:graphic-properties draw:fill-color="#ffffff" draw:auto-grow-height="true" fo:min-height="14cm" loext:decorative="false"/>
      <style:paragraph-properties style:writing-mode="lr-tb"/>
    </style:style>
    <style:style style:name="pr28" style:family="presentation" style:parent-style-name="Forestbird3_5f__5f__5f__5f__5f__5f_-title">
      <style:graphic-properties draw:auto-grow-height="true" fo:min-height="2.5cm" loext:decorative="false"/>
      <style:paragraph-properties style:writing-mode="lr-tb"/>
    </style:style>
    <style:style style:name="pr29" style:family="presentation" style:parent-style-name="Forestbird3_5f__5f__5f__5f__5f__5f_-outline1">
      <style:graphic-properties fo:min-height="12cm" loext:decorative="false"/>
      <style:paragraph-properties style:writing-mode="lr-tb"/>
    </style:style>
    <style:style style:name="pr30" style:family="presentation" style:parent-style-name="Forestbird3_5f__5f__5f__5f__5f__5f_-notes">
      <style:graphic-properties draw:fill-color="#ffffff" draw:auto-grow-height="true" fo:min-height="14cm" loext:decorative="false"/>
      <style:paragraph-properties style:writing-mode="lr-tb"/>
    </style:style>
    <style:style style:name="pr31" style:family="presentation" style:parent-style-name="Forestbird3_5f__5f__5f__5f__5f__5f__5f_-title">
      <style:graphic-properties draw:auto-grow-height="true" fo:min-height="2.5cm" loext:decorative="false"/>
      <style:paragraph-properties style:writing-mode="lr-tb"/>
    </style:style>
    <style:style style:name="pr32" style:family="presentation" style:parent-style-name="Forestbird3_5f__5f__5f__5f__5f__5f__5f_-outline1">
      <style:graphic-properties fo:min-height="12cm" loext:decorative="false"/>
      <style:paragraph-properties style:writing-mode="lr-tb"/>
    </style:style>
    <style:style style:name="pr33" style:family="presentation" style:parent-style-name="Forestbird3_5f__5f__5f__5f__5f__5f__5f_-notes">
      <style:graphic-properties draw:fill-color="#ffffff" draw:auto-grow-height="true" fo:min-height="14cm" loext:decorative="false"/>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loext:graphic-properties draw:fill-color="#ffffff"/>
      <style:text-properties fo:font-size="20pt"/>
    </style:style>
    <style:style style:name="T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601cm" svg:x="1.5cm" svg:y="0.45cm" presentation:class="title" presentation:user-transformed="true">
          <draw:text-box>
            <text:p>CIS 181 Web Development I Basic Web Technologies</text:p>
          </draw:text-box>
        </draw:frame>
        <draw:frame presentation:style-name="pr2" draw:text-style-name="P1" draw:layer="layout" svg:width="25cm" svg:height="9.5cm" svg:x="1.5cm" svg:y="3.5cm" presentation:class="subtitle" presentation:user-transformed="true">
          <draw:text-box>
            <text:p>Introductions &amp; Syllabus Day</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Overview</text:p>
          </draw:text-box>
        </draw:frame>
        <draw:frame presentation:style-name="pr5" draw:layer="layout" svg:width="25cm" svg:height="9cm" svg:x="1.5cm" svg:y="3.5cm" presentation:class="outline">
          <draw:text-box>
            <text:list text:style-name="L2">
              <text:list-item>
                <text:p>Who Am I?</text:p>
              </text:list-item>
              <text:list-item>
                <text:p>My Journey</text:p>
              </text:list-item>
              <text:list-item>
                <text:p>Teaching Philosophy</text:p>
              </text:list-item>
              <text:list-item>
                <text:p>CIS 181</text:p>
              </text:list-item>
              <text:list-item>
                <text:p>Outside of Teaching</text:p>
              </text:list-item>
              <text:list-item>
                <text:p>Expectations &amp; Support </text:p>
              </text:list-item>
              <text:list-item>
                <text:p>Key Takeaways</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draw:text-box>
            <text:p>Who Am I?</text:p>
          </draw:text-box>
        </draw:frame>
        <draw:frame presentation:style-name="pr8" draw:layer="layout" svg:width="25cm" svg:height="9cm" svg:x="1.5cm" svg:y="3.5cm" presentation:class="outline">
          <draw:text-box>
            <text:list text:style-name="L2">
              <text:list-item>
                <text:p>Md Ali</text:p>
              </text:list-item>
              <text:list-item>
                <text:p>Background</text:p>
              </text:list-item>
              <text:list-item>
                <text:p>Language Fanatic</text:p>
              </text:list-item>
              <text:list-item>
                <text:p>Passion for Science</text:p>
              </text:list-item>
              <text:list-item>
                <text:p>Role at Olive-Harvey College</text:p>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My Journey</text:p>
          </draw:text-box>
        </draw:frame>
        <draw:frame presentation:style-name="pr11" draw:layer="layout" svg:width="25cm" svg:height="9cm" svg:x="1.5cm" svg:y="3.5cm" presentation:class="outline" presentation:user-transformed="true">
          <draw:text-box>
            <text:list text:style-name="L2">
              <text:list-item>
                <text:p>First Generation College Student</text:p>
              </text:list-item>
              <text:list-item>
                <text:p>BS Physics and Applied Math 2019 (TXST) </text:p>
              </text:list-item>
              <text:list-item>
                <text:p>MS Cybersecurity &amp; Digital Forensics 2020 (IIT)</text:p>
              </text:list-item>
              <text:list-item>
                <text:p>MS Computer Science 2022 (IIT)</text:p>
              </text:list-item>
              <text:list-item>
                <text:p>PhD Computer Science Projected in 2025 (Capital Tech)</text:p>
              </text:list-item>
            </text:list>
          </draw:text-box>
        </draw:frame>
        <presentation:notes draw:style-name="dp2">
          <draw:page-thumbnail draw:style-name="gr1"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restbird3_5f_" presentation:presentation-page-layout-name="AL2T1">
        <office:forms form:automatic-focus="false" form:apply-design-mode="false"/>
        <draw:frame presentation:style-name="pr13" draw:layer="layout" svg:width="25cm" svg:height="2.5cm" svg:x="1.5cm" svg:y="0.5cm" presentation:class="title">
          <draw:text-box>
            <text:p>My Journey</text:p>
          </draw:text-box>
        </draw:frame>
        <draw:frame presentation:style-name="pr14" draw:layer="layout" svg:width="25cm" svg:height="9cm" svg:x="1.5cm" svg:y="3.5cm" presentation:class="outline" presentation:user-transformed="true">
          <draw:text-box>
            <text:list text:style-name="L2">
              <text:list-item>
                <text:p>Ethical Hacker (Pentester) in Corporate Environment</text:p>
              </text:list-item>
              <text:list-item>
                <text:p>Teaching Journey</text:p>
                <text:list>
                  <text:list-item>
                    <text:p>Lab Instructor</text:p>
                  </text:list-item>
                  <text:list-item>
                    <text:p>Teaching Assistant</text:p>
                  </text:list-item>
                  <text:list-item>
                    <text:p>Research Assistant </text:p>
                  </text:list-item>
                  <text:list-item>
                    <text:p>Adjunct Professor (IIT and Saint Louis University)</text:p>
                  </text:list-item>
                  <text:list-item>
                    <text:p>Cybersecurity Instructor (ThriveDX Bootcamps)</text:p>
                  </text:list-item>
                  <text:list-item>
                    <text:p>Olive-Harvey College</text:p>
                  </text:list-item>
                </text:list>
              </text:list-item>
            </text:list>
          </draw:text-box>
        </draw:frame>
        <presentation:notes draw:style-name="dp2">
          <draw:page-thumbnail draw:style-name="gr1"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Forestbird3_5f__5f_" presentation:presentation-page-layout-name="AL2T1">
        <office:forms form:automatic-focus="false" form:apply-design-mode="false"/>
        <draw:frame presentation:style-name="pr16" draw:layer="layout" svg:width="25cm" svg:height="2.5cm" svg:x="1.5cm" svg:y="0.5cm" presentation:class="title">
          <draw:text-box>
            <text:p>Teaching Philosophy</text:p>
          </draw:text-box>
        </draw:frame>
        <draw:frame presentation:style-name="pr17" draw:layer="layout" svg:width="25cm" svg:height="9cm" svg:x="1.5cm" svg:y="3.5cm" presentation:class="outline" presentation:user-transformed="true">
          <draw:text-box>
            <text:list text:style-name="L2">
              <text:list-item>
                <text:p>I will be there (in person, emails, zoom, etc.)</text:p>
                <text:list>
                  <text:list-item>
                    <text:p>If I don’t answer within 24 hours, don’t hesitate to reach out again</text:p>
                  </text:list-item>
                </text:list>
              </text:list-item>
              <text:list-item>
                <text:p>Engagement</text:p>
                <text:list>
                  <text:list-item>
                    <text:p>Cameras on, complete polls, participate</text:p>
                  </text:list-item>
                </text:list>
              </text:list-item>
              <text:list-item>
                <text:p>Practical Learning</text:p>
              </text:list-item>
              <text:list-item>
                <text:p>My goals for you and your goals for yourself</text:p>
                <text:list>
                  <text:list-item>
                    <text:p>1<text:span text:style-name="T1">st</text:span> assignment</text:p>
                  </text:list-item>
                </text:list>
              </text:list-item>
            </text:list>
          </draw:text-box>
        </draw:frame>
        <presentation:notes draw:style-name="dp2">
          <draw:page-thumbnail draw:style-name="gr1"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Forestbird3_5f__5f__5f_" presentation:presentation-page-layout-name="AL2T1">
        <office:forms form:automatic-focus="false" form:apply-design-mode="false"/>
        <draw:frame presentation:style-name="pr19" draw:layer="layout" svg:width="25cm" svg:height="2.601cm" svg:x="1.5cm" svg:y="0.45cm" presentation:class="title" presentation:user-transformed="true">
          <draw:text-box>
            <text:p>CIS 181: Web Development I Basic Web Technologies</text:p>
          </draw:text-box>
        </draw:frame>
        <draw:frame presentation:style-name="pr20" draw:layer="layout" svg:width="25cm" svg:height="9cm" svg:x="1.5cm" svg:y="3.5cm" presentation:class="outline" presentation:user-transformed="true">
          <draw:text-box>
            <text:list text:style-name="L2">
              <text:list-item>
                <text:p>This course covers website architecture, layout structure, documentation, and user interface development with an emphasis on valid and semantic code. Style sheets will be used to organize and present page content. Responsive design techniques and tools will be used to build a robust website.</text:p>
              </text:list-item>
            </text:list>
          </draw:text-box>
        </draw:frame>
        <presentation:notes draw:style-name="dp2">
          <draw:page-thumbnail draw:style-name="gr1"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Forestbird3_5f__5f__5f__5f_" presentation:presentation-page-layout-name="AL2T1">
        <office:forms form:automatic-focus="false" form:apply-design-mode="false"/>
        <draw:frame presentation:style-name="pr22" draw:layer="layout" svg:width="25cm" svg:height="2.601cm" svg:x="1.5cm" svg:y="0.45cm" presentation:class="title" presentation:user-transformed="true">
          <draw:text-box>
            <text:p>CIS 181: Web Development I Basic Web Technologies</text:p>
          </draw:text-box>
        </draw:frame>
        <draw:frame presentation:style-name="pr23" draw:layer="layout" svg:width="25cm" svg:height="9cm" svg:x="1.5cm" svg:y="3.5cm" presentation:class="outline" presentation:user-transformed="true">
          <draw:text-box>
            <text:list text:style-name="L2">
              <text:list-item>
                <text:p>Textbook</text:p>
                <text:list>
                  <text:list-item>
                    <text:p>Responsive Web Design with HTML 5 CSS by Jessica Minnick 9<text:span text:style-name="T1">th</text:span> Edition</text:p>
                  </text:list-item>
                </text:list>
              </text:list-item>
              <text:list-item>
                <text:p>Meeting Times (Zoom)</text:p>
                <text:list>
                  <text:list-item>
                    <text:p>Monday 1930-2135 and Wednesday 1930-2110</text:p>
                  </text:list-item>
                </text:list>
              </text:list-item>
              <text:list-item>
                <text:p>Access</text:p>
                <text:list>
                  <text:list-item>
                    <text:p>Brightspace</text:p>
                  </text:list-item>
                  <text:list-item>
                    <text:p>GitHub</text:p>
                  </text:list-item>
                </text:list>
              </text:list-item>
            </text:list>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24" draw:text-style-name="P3" draw:layer="layout" svg:width="17cm" svg:height="14cm" svg:x="2cm" svg:y="13cm" presentation:class="notes" presentation:placeholder="true">
            <draw:text-box/>
          </draw:frame>
        </presentation:notes>
      </draw:page>
      <draw:page draw:name="page9" draw:style-name="dp1" draw:master-page-name="Forestbird3_5f__5f__5f__5f_" presentation:presentation-page-layout-name="AL2T1">
        <office:forms form:automatic-focus="false" form:apply-design-mode="false"/>
        <draw:frame presentation:style-name="pr22" draw:layer="layout" svg:width="25cm" svg:height="2.5cm" svg:x="1.5cm" svg:y="0.5cm" presentation:class="title">
          <draw:text-box>
            <text:p>Outside of Teaching</text:p>
          </draw:text-box>
        </draw:frame>
        <draw:frame presentation:style-name="pr23" draw:layer="layout" svg:width="25cm" svg:height="9cm" svg:x="1.5cm" svg:y="3.5cm" presentation:class="outline" presentation:user-transformed="true">
          <draw:text-box>
            <text:list text:style-name="L2">
              <text:list-item>
                <text:p>Traveling </text:p>
              </text:list-item>
              <text:list-item>
                <text:p>Language Learning </text:p>
              </text:list-item>
              <text:list-item>
                <text:p>Contribution to Open Source Software</text:p>
              </text:list-item>
              <text:list-item>
                <text:p>Coding Projects</text:p>
              </text:list-item>
              <text:list-item>
                <text:p>Cybersecurity Podcast </text:p>
              </text:list-item>
            </text:list>
          </draw:text-box>
        </draw:frame>
        <presentation:notes draw:style-name="dp2">
          <draw:page-thumbnail draw:style-name="gr1"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Forestbird3_5f__5f__5f__5f__5f_" presentation:presentation-page-layout-name="AL2T1">
        <office:forms form:automatic-focus="false" form:apply-design-mode="false"/>
        <draw:frame presentation:style-name="pr25" draw:layer="layout" svg:width="25cm" svg:height="2.5cm" svg:x="1.5cm" svg:y="0.5cm" presentation:class="title">
          <draw:text-box>
            <text:p>Expectations &amp; Support</text:p>
          </draw:text-box>
        </draw:frame>
        <draw:frame presentation:style-name="pr26" draw:layer="layout" svg:width="25cm" svg:height="9cm" svg:x="1.5cm" svg:y="3.5cm" presentation:class="outline" presentation:user-transformed="true">
          <draw:text-box>
            <text:list text:style-name="L2">
              <text:list-item>
                <text:p>Participation</text:p>
              </text:list-item>
              <text:list-item>
                <text:p>Effort (Personal Story)</text:p>
              </text:list-item>
              <text:list-item>
                <text:p>Office Hours (TBD)</text:p>
              </text:list-item>
              <text:list-item>
                <text:p>Feedback</text:p>
              </text:list-item>
              <text:list-item>
                <text:p>Resources</text:p>
              </text:list-item>
              <text:list-item>
                <text:p>I will be there for your success</text:p>
              </text:list-item>
            </text:list>
          </draw:text-box>
        </draw:frame>
        <presentation:notes draw:style-name="dp2">
          <draw:page-thumbnail draw:style-name="gr1" draw:layer="layout" svg:width="17cm" svg:height="9.56cm" svg:x="2cm" svg:y="2.5cm" draw:page-number="10" presentation:class="page"/>
          <draw:frame presentation:style-name="pr27" draw:text-style-name="P2" draw:layer="layout" svg:width="17cm" svg:height="14cm" svg:x="2cm" svg:y="13cm" presentation:class="notes" presentation:placeholder="true">
            <draw:text-box/>
          </draw:frame>
        </presentation:notes>
      </draw:page>
      <draw:page draw:name="page11" draw:style-name="dp1" draw:master-page-name="Forestbird3_5f__5f__5f__5f__5f__5f_" presentation:presentation-page-layout-name="AL2T1">
        <office:forms form:automatic-focus="false" form:apply-design-mode="false"/>
        <draw:frame presentation:style-name="pr28" draw:layer="layout" svg:width="25cm" svg:height="2.5cm" svg:x="1.5cm" svg:y="0.5cm" presentation:class="title">
          <draw:text-box>
            <text:p>Key Takeaways</text:p>
          </draw:text-box>
        </draw:frame>
        <draw:frame presentation:style-name="pr29" draw:layer="layout" svg:width="25cm" svg:height="9cm" svg:x="1.5cm" svg:y="3.5cm" presentation:class="outline" presentation:user-transformed="true">
          <draw:text-box>
            <text:list text:style-name="L2">
              <text:list-item>
                <text:p>“Be happy, but never satisfied” – Bruce Lee</text:p>
              </text:list-item>
              <text:list-item>
                <text:p>Remember, I will be there for you and support your goals</text:p>
              </text:list-item>
              <text:list-item>
                <text:p>Keep Trying</text:p>
                <text:list>
                  <text:list-item>
                    <text:p>You will fail 100 times over, but it really matters about the 1 time you succeed. </text:p>
                  </text:list-item>
                  <text:list-item>
                    <text:p>Effort is key, not just in this course but in life.</text:p>
                  </text:list-item>
                </text:list>
              </text:list-item>
            </text:list>
          </draw:text-box>
        </draw:frame>
        <presentation:notes draw:style-name="dp2">
          <draw:page-thumbnail draw:style-name="gr1" draw:layer="layout" svg:width="17cm" svg:height="9.56cm" svg:x="2cm" svg:y="2.5cm" draw:page-number="11" presentation:class="page"/>
          <draw:frame presentation:style-name="pr30" draw:text-style-name="P2" draw:layer="layout" svg:width="17cm" svg:height="14cm" svg:x="2cm" svg:y="13cm" presentation:class="notes" presentation:placeholder="true">
            <draw:text-box/>
          </draw:frame>
        </presentation:notes>
      </draw:page>
      <draw:page draw:name="page12" draw:style-name="dp1" draw:master-page-name="Forestbird3_5f__5f__5f__5f__5f__5f__5f_" presentation:presentation-page-layout-name="AL2T1">
        <office:forms form:automatic-focus="false" form:apply-design-mode="false"/>
        <draw:frame presentation:style-name="pr31" draw:layer="layout" svg:width="25cm" svg:height="2.5cm" svg:x="1.5cm" svg:y="0.5cm" presentation:class="title">
          <draw:text-box>
            <text:p>Contact Information</text:p>
          </draw:text-box>
        </draw:frame>
        <draw:frame presentation:style-name="pr32" draw:layer="layout" svg:width="25cm" svg:height="9cm" svg:x="1.5cm" svg:y="3.5cm" presentation:class="outline" presentation:user-transformed="true">
          <draw:text-box>
            <text:list text:style-name="L2">
              <text:list-item>
                <text:p>mali220@ccc.edu</text:p>
              </text:list-item>
              <text:list-item>
                <text:p>https://www.linkedin.com/in/md-aliev</text:p>
              </text:list-item>
              <text:list-item>
                <text:p>https://www.alihmd.com</text:p>
              </text:list-item>
              <text:list-item>
                <text:p>https://www.github.com/xXxSpicyBoiiixXx</text:p>
              </text:list-item>
            </text:list>
          </draw:text-box>
        </draw:frame>
        <presentation:notes draw:style-name="dp2">
          <draw:page-thumbnail draw:style-name="gr1" draw:layer="layout" svg:width="17cm" svg:height="9.56cm" svg:x="2cm" svg:y="2.5cm" draw:page-number="12" presentation:class="page"/>
          <draw:frame presentation:style-name="pr3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background" style:display-name="Forestbird3_____-background" style:family="presentation">
      <style:graphic-properties draw:stroke="none" draw:fill="none" style:repeat="stretch"/>
      <style:text-properties style:letter-kerning="true"/>
    </style:style>
    <style:style style:name="Forestbird3_5f__5f__5f__5f__5f_-backgroundobjects" style:display-name="Forestbird3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notes" style:display-name="Forestbird3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outline1" style:display-name="Forestbird3_____-outline1" style:family="presentation">
      <style:graphic-properties draw:stroke="none" draw:fill="none" draw:auto-grow-height="false" draw:fit-to-size="false" style:shrink-to-fit="true">
        <text:list-style style:name="Forestbird3_5f__5f__5f__5f__5f_-outline1" style:display-name="Forestbird3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outline2" style:display-name="Forestbird3_____-outline2" style:family="presentation" style:parent-style-name="Forestbird3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outline3" style:display-name="Forestbird3_____-outline3" style:family="presentation" style:parent-style-name="Forestbird3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outline4" style:display-name="Forestbird3_____-outline4" style:family="presentation" style:parent-style-name="Forestbird3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outline5" style:display-name="Forestbird3_____-outline5" style:family="presentation" style:parent-style-name="Forestbird3_5f__5f__5f__5f__5f_-outline4">
      <style:paragraph-properties fo:margin-left="0cm" fo:margin-right="0cm" fo:margin-top="0.074cm" fo:margin-bottom="0cm" fo:text-indent="0cm"/>
    </style:style>
    <style:style style:name="Forestbird3_5f__5f__5f__5f__5f_-outline6" style:display-name="Forestbird3_____-outline6" style:family="presentation" style:parent-style-name="Forestbird3_5f__5f__5f__5f__5f_-outline5"/>
    <style:style style:name="Forestbird3_5f__5f__5f__5f__5f_-outline7" style:display-name="Forestbird3_____-outline7" style:family="presentation" style:parent-style-name="Forestbird3_5f__5f__5f__5f__5f_-outline6"/>
    <style:style style:name="Forestbird3_5f__5f__5f__5f__5f_-outline8" style:display-name="Forestbird3_____-outline8" style:family="presentation" style:parent-style-name="Forestbird3_5f__5f__5f__5f__5f_-outline7"/>
    <style:style style:name="Forestbird3_5f__5f__5f__5f__5f_-outline9" style:display-name="Forestbird3_____-outline9" style:family="presentation" style:parent-style-name="Forestbird3_5f__5f__5f__5f__5f_-outline8"/>
    <style:style style:name="Forestbird3_5f__5f__5f__5f__5f_-subtitle" style:display-name="Forestbird3_____-subtitle" style:family="presentation">
      <style:graphic-properties draw:stroke="none" draw:fill="none" draw:textarea-vertical-align="middle">
        <text:list-style style:name="Forestbird3_5f__5f__5f__5f__5f_-subtitle" style:display-name="Forestbird3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title" style:display-name="Forestbird3_____-title" style:family="presentation">
      <style:graphic-properties draw:stroke="none" draw:fill="none" draw:textarea-vertical-align="middle">
        <text:list-style style:name="Forestbird3_5f__5f__5f__5f__5f_-title" style:display-name="Forestbird3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background" style:display-name="Forestbird3______-background" style:family="presentation">
      <style:graphic-properties draw:stroke="none" draw:fill="none" style:repeat="stretch"/>
      <style:text-properties style:letter-kerning="true"/>
    </style:style>
    <style:style style:name="Forestbird3_5f__5f__5f__5f__5f__5f_-backgroundobjects" style:display-name="Forestbird3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notes" style:display-name="Forestbird3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outline1" style:display-name="Forestbird3______-outline1" style:family="presentation">
      <style:graphic-properties draw:stroke="none" draw:fill="none" draw:auto-grow-height="false" draw:fit-to-size="false" style:shrink-to-fit="true">
        <text:list-style style:name="Forestbird3_5f__5f__5f__5f__5f__5f_-outline1" style:display-name="Forestbird3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outline2" style:display-name="Forestbird3______-outline2" style:family="presentation" style:parent-style-name="Forestbird3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outline3" style:display-name="Forestbird3______-outline3" style:family="presentation" style:parent-style-name="Forestbird3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outline4" style:display-name="Forestbird3______-outline4" style:family="presentation" style:parent-style-name="Forestbird3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outline5" style:display-name="Forestbird3______-outline5" style:family="presentation" style:parent-style-name="Forestbird3_5f__5f__5f__5f__5f__5f_-outline4">
      <style:paragraph-properties fo:margin-left="0cm" fo:margin-right="0cm" fo:margin-top="0.074cm" fo:margin-bottom="0cm" fo:text-indent="0cm"/>
    </style:style>
    <style:style style:name="Forestbird3_5f__5f__5f__5f__5f__5f_-outline6" style:display-name="Forestbird3______-outline6" style:family="presentation" style:parent-style-name="Forestbird3_5f__5f__5f__5f__5f__5f_-outline5"/>
    <style:style style:name="Forestbird3_5f__5f__5f__5f__5f__5f_-outline7" style:display-name="Forestbird3______-outline7" style:family="presentation" style:parent-style-name="Forestbird3_5f__5f__5f__5f__5f__5f_-outline6"/>
    <style:style style:name="Forestbird3_5f__5f__5f__5f__5f__5f_-outline8" style:display-name="Forestbird3______-outline8" style:family="presentation" style:parent-style-name="Forestbird3_5f__5f__5f__5f__5f__5f_-outline7"/>
    <style:style style:name="Forestbird3_5f__5f__5f__5f__5f__5f_-outline9" style:display-name="Forestbird3______-outline9" style:family="presentation" style:parent-style-name="Forestbird3_5f__5f__5f__5f__5f__5f_-outline8"/>
    <style:style style:name="Forestbird3_5f__5f__5f__5f__5f__5f_-subtitle" style:display-name="Forestbird3______-subtitle" style:family="presentation">
      <style:graphic-properties draw:stroke="none" draw:fill="none" draw:textarea-vertical-align="middle">
        <text:list-style style:name="Forestbird3_5f__5f__5f__5f__5f__5f_-subtitle" style:display-name="Forestbird3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title" style:display-name="Forestbird3______-title" style:family="presentation">
      <style:graphic-properties draw:stroke="none" draw:fill="none" draw:textarea-vertical-align="middle">
        <text:list-style style:name="Forestbird3_5f__5f__5f__5f__5f__5f_-title" style:display-name="Forestbird3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background" style:display-name="Forestbird3_______-background" style:family="presentation">
      <style:graphic-properties draw:stroke="none" draw:fill="none" style:repeat="stretch"/>
      <style:text-properties style:letter-kerning="true"/>
    </style:style>
    <style:style style:name="Forestbird3_5f__5f__5f__5f__5f__5f__5f_-backgroundobjects" style:display-name="Forestbird3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notes" style:display-name="Forestbird3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outline1" style:display-name="Forestbird3_______-outline1" style:family="presentation">
      <style:graphic-properties draw:stroke="none" draw:fill="none" draw:auto-grow-height="false" draw:fit-to-size="false" style:shrink-to-fit="true">
        <text:list-style style:name="Forestbird3_5f__5f__5f__5f__5f__5f__5f_-outline1" style:display-name="Forestbird3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outline2" style:display-name="Forestbird3_______-outline2" style:family="presentation" style:parent-style-name="Forestbird3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outline3" style:display-name="Forestbird3_______-outline3" style:family="presentation" style:parent-style-name="Forestbird3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outline4" style:display-name="Forestbird3_______-outline4" style:family="presentation" style:parent-style-name="Forestbird3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outline5" style:display-name="Forestbird3_______-outline5" style:family="presentation" style:parent-style-name="Forestbird3_5f__5f__5f__5f__5f__5f__5f_-outline4">
      <style:paragraph-properties fo:margin-left="0cm" fo:margin-right="0cm" fo:margin-top="0.074cm" fo:margin-bottom="0cm" fo:text-indent="0cm"/>
    </style:style>
    <style:style style:name="Forestbird3_5f__5f__5f__5f__5f__5f__5f_-outline6" style:display-name="Forestbird3_______-outline6" style:family="presentation" style:parent-style-name="Forestbird3_5f__5f__5f__5f__5f__5f__5f_-outline5"/>
    <style:style style:name="Forestbird3_5f__5f__5f__5f__5f__5f__5f_-outline7" style:display-name="Forestbird3_______-outline7" style:family="presentation" style:parent-style-name="Forestbird3_5f__5f__5f__5f__5f__5f__5f_-outline6"/>
    <style:style style:name="Forestbird3_5f__5f__5f__5f__5f__5f__5f_-outline8" style:display-name="Forestbird3_______-outline8" style:family="presentation" style:parent-style-name="Forestbird3_5f__5f__5f__5f__5f__5f__5f_-outline7"/>
    <style:style style:name="Forestbird3_5f__5f__5f__5f__5f__5f__5f_-outline9" style:display-name="Forestbird3_______-outline9" style:family="presentation" style:parent-style-name="Forestbird3_5f__5f__5f__5f__5f__5f__5f_-outline8"/>
    <style:style style:name="Forestbird3_5f__5f__5f__5f__5f__5f__5f_-subtitle" style:display-name="Forestbird3_______-subtitle" style:family="presentation">
      <style:graphic-properties draw:stroke="none" draw:fill="none" draw:textarea-vertical-align="middle">
        <text:list-style style:name="Forestbird3_5f__5f__5f__5f__5f__5f__5f_-subtitle" style:display-name="Forestbird3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title" style:display-name="Forestbird3_______-title" style:family="presentation">
      <style:graphic-properties draw:stroke="none" draw:fill="none" draw:textarea-vertical-align="middle">
        <text:list-style style:name="Forestbird3_5f__5f__5f__5f__5f__5f__5f_-title" style:display-name="Forestbird3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3_5f__5f_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3_5f_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3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Forestbird3_5f__5f__5f__5f__5f__5f_-backgroundobjects">
      <style:graphic-properties draw:stroke="none" draw:fill="none" draw:fill-color="#ffffff" draw:auto-grow-height="false" fo:min-height="1.449cm" loext:decorative="false"/>
      <style:paragraph-properties style:writing-mode="lr-tb"/>
    </style:style>
    <style:style style:name="Mpr30" style:family="presentation" style:parent-style-name="Forestbird3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Forestbird3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restbird3_5f__5f__5f__5f__5f__5f__5f_-backgroundobjects">
      <style:graphic-properties draw:stroke="none" draw:fill="none" draw:fill-color="#ffffff" draw:auto-grow-height="false" fo:min-height="1.449cm" loext:decorative="false"/>
      <style:paragraph-properties style:writing-mode="lr-tb"/>
    </style:style>
    <style:style style:name="Mpr33" style:family="presentation" style:parent-style-name="Forestbird3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Forestbird3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 style:display-name="Forestbird3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title" draw:layer="backgroundobjects" svg:width="25cm" svg:height="2.5cm" svg:x="1.5cm" svg:y="0.5cm" presentation:class="title" presentation:placeholder="true">
        <draw:text-box/>
      </draw:frame>
      <draw:frame presentation:style-name="Forestbird3_5f__5f_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title" draw:layer="backgroundobjects" svg:width="17cm" svg:height="9.56cm" svg:x="2cm" svg:y="2.5cm" presentation:class="page"/>
        <draw:frame presentation:style-name="Forestbird3_5f_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 style:display-name="Forestbird3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title" draw:layer="backgroundobjects" svg:width="25cm" svg:height="2.5cm" svg:x="1.5cm" svg:y="0.5cm" presentation:class="title" presentation:placeholder="true">
        <draw:text-box/>
      </draw:frame>
      <draw:frame presentation:style-name="Forestbird3_5f__5f__5f__5f__5f__5f_-outline1" draw:layer="backgroundobjects" svg:width="25cm" svg:height="9cm" svg:x="1.5cm" svg:y="3.5cm" presentation:class="outline" presentation:placeholder="true">
        <draw:text-box/>
      </draw:frame>
      <draw:frame presentation:style-name="Mpr29" draw:text-style-name="MP2" draw:layer="backgroundobjects" svg:width="6.523cm" svg:height="1.086cm" svg:x="1.4cm" svg:y="14.348cm" presentation:class="date-time">
        <draw:text-box>
          <text:p text:style-name="MP1"><text:span text:style-name="MT1"><presentation:date-time/></text:span></text:p>
        </draw:text-box>
      </draw:frame>
      <draw:frame presentation:style-name="Mpr29" draw:text-style-name="MP9" draw:layer="backgroundobjects" svg:width="8.875cm" svg:height="1.086cm" svg:x="9.576cm" svg:y="14.348cm" presentation:class="footer">
        <draw:text-box>
          <text:p text:style-name="MP5"><text:span text:style-name="MT1"><presentation:footer/></text:span></text:p>
        </draw:text-box>
      </draw:frame>
      <draw:frame presentation:style-name="Mpr29"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title" draw:layer="backgroundobjects" svg:width="17cm" svg:height="9.56cm" svg:x="2cm" svg:y="2.5cm" presentation:class="page"/>
        <draw:frame presentation:style-name="Forestbird3_5f__5f__5f__5f__5f__5f_-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 style:display-name="Forestbird3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title" draw:layer="backgroundobjects" svg:width="25cm" svg:height="2.5cm" svg:x="1.5cm" svg:y="0.5cm" presentation:class="title" presentation:placeholder="true">
        <draw:text-box/>
      </draw:frame>
      <draw:frame presentation:style-name="Forestbird3_5f__5f__5f__5f__5f__5f__5f_-outline1" draw:layer="backgroundobjects" svg:width="25cm" svg:height="9cm" svg:x="1.5cm" svg:y="3.5cm" presentation:class="outline" presentation:placeholder="true">
        <draw:text-box/>
      </draw:frame>
      <draw:frame presentation:style-name="Mpr32" draw:text-style-name="MP2" draw:layer="backgroundobjects" svg:width="6.523cm" svg:height="1.086cm" svg:x="1.4cm" svg:y="14.348cm" presentation:class="date-time">
        <draw:text-box>
          <text:p text:style-name="MP1"><text:span text:style-name="MT1"><presentation:date-time/></text:span></text:p>
        </draw:text-box>
      </draw:frame>
      <draw:frame presentation:style-name="Mpr32" draw:text-style-name="MP9" draw:layer="backgroundobjects" svg:width="8.875cm" svg:height="1.086cm" svg:x="9.576cm" svg:y="14.348cm" presentation:class="footer">
        <draw:text-box>
          <text:p text:style-name="MP5"><text:span text:style-name="MT1"><presentation:footer/></text:span></text:p>
        </draw:text-box>
      </draw:frame>
      <draw:frame presentation:style-name="Mpr32"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title" draw:layer="backgroundobjects" svg:width="17cm" svg:height="9.56cm" svg:x="2cm" svg:y="2.5cm" presentation:class="page"/>
        <draw:frame presentation:style-name="Forestbird3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1:06:37.878125143</meta:creation-date>
    <meta:editing-duration>PT1H18M42S</meta:editing-duration>
    <meta:editing-cycles>4</meta:editing-cycles>
    <meta:generator>LibreOffice/24.2.5.2$Linux_X86_64 LibreOffice_project/d6e8b0f3fc6e8af2b00cf4969fd0d2fa45b9a62e</meta:generator>
    <dc:title>Forestbird</dc:title>
    <dc:date>2024-08-24T15:05:27.004493334</dc:date>
    <meta:document-statistic meta:object-count="731"/>
  </office:meta>
</office:document-meta>
</file>